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e774" officeooo:paragraph-rsid="0029e774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4f5c" officeooo:paragraph-rsid="002e4f5c" style:text-blinking="false" fo:background-color="transparent"/>
    </style:style>
    <style:style style:name="P7" style:family="paragraph" style:parent-style-name="Text_20_body" style:list-style-name="L2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4f5c" officeooo:paragraph-rsid="002e4f5c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c8da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c581c" style:text-blinking="false" fo:background-color="transparent" loext:char-shading-value="0" style:font-size-asian="14pt" style:font-weight-asian="bold" style:font-size-complex="14pt"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ctividad</text:span><text:span text:style-name="T1">. </text:span><text:span text:style-name="T4">Testing de palos de carta española</text:span></text:p>
      <text:p text:style-name="P6">Solo sirve para testear las palos de carta española.</text:p>
      <text:p text:style-name="P6">Ejecutar y usar la flecha hacia la derecha para avanzar de test en test.</text:p>
      <text:p text:style-name="P6">Testea: </text:p>
      <text:list xml:id="list252017381227489024" text:style-name="L2">
        <text:list-item>
          <text:p text:style-name="P7">todos los palos de carta española</text:p>
        </text:list-item>
        <text:list-item>
          <text:p text:style-name="P7">es menor palo de carta española</text:p>
        </text:list-item>
        <text:list-item>
          <text:p text:style-name="P7">es mayor palo de carta española</text:p>
        </text:list-item>
        <text:list-item>
          <text:p text:style-name="P7">palo de carta española siguiente y previo</text:p>
        </text:list-item>
        <text:list-item>
          <text:p text:style-name="P7">el palo de carta española más chico y el más grand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0T01:34:16.507000000</dc:date>
    <meta:editing-duration>PT16M42S</meta:editing-duration>
    <meta:editing-cycles>26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9" meta:word-count="72" meta:character-count="374" meta:non-whitespace-character-count="315"/>
  </office:meta>
</office:document-meta>
</file>